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69.57mm" style:rel-column-width="3944*"/>
    </style:style>
    <style:style style:name="Table101.B" style:family="table-column">
      <style:table-column-properties style:column-width="100.35mm" style:rel-column-width="5689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5" style:family="table-cell">
      <style:table-cell-properties fo:padding="0.97mm" fo:border-left="none" fo:border-right="none" fo:border-top="0.5pt solid #000000" fo:border-bottom="none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Header_20_left">
      <style:text-properties fo:language="en" fo:country="US"/>
    </style:style>
    <style:style style:name="P3" style:family="paragraph" style:parent-style-name="Footer_20_left">
      <style:text-properties fo:language="en" fo:country="US"/>
    </style:style>
    <style:style style:name="P4" style:family="paragraph" style:parent-style-name="Header_20_right">
      <style:text-properties fo:language="en" fo:country="US"/>
    </style:style>
    <style:style style:name="P5" style:family="paragraph" style:parent-style-name="Footer_20_right">
      <style:text-properties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background-color="transparent"/>
    </style:style>
    <style:style style:name="P8" style:family="paragraph" style:parent-style-name="Standard">
      <style:paragraph-properties fo:margin-left="0mm" fo:margin-right="0mm" fo:text-indent="0mm" style:auto-text-indent="false"/>
      <style:text-properties fo:language="en" fo:country="US"/>
    </style:style>
    <style:style style:name="P9" style:family="paragraph" style:parent-style-name="scpi2">
      <style:text-properties fo:language="en" fo:country="US"/>
    </style:style>
    <style:style style:name="P10" style:family="paragraph" style:parent-style-name="scpi2">
      <style:text-properties fo:language="en" fo:country="US" fo:background-color="transparent"/>
    </style:style>
    <style:style style:name="P11" style:family="paragraph" style:parent-style-name="scpi4">
      <style:text-properties fo:language="en" fo:country="US"/>
    </style:style>
    <style:style style:name="P12" style:family="paragraph" style:parent-style-name="table_5f_header">
      <style:text-properties fo:language="en" fo:country="US"/>
    </style:style>
    <style:style style:name="P13" style:family="paragraph" style:parent-style-name="note">
      <style:text-properties fo:language="en" fo:country="US" fo:font-style="normal" style:font-style-asian="normal" style:font-style-complex="normal"/>
    </style:style>
    <style:style style:name="P14" style:family="paragraph" style:parent-style-name="scpi3">
      <style:text-properties fo:language="en" fo:country="US"/>
    </style:style>
    <style:style style:name="P15" style:family="paragraph" style:parent-style-name="scpi3">
      <style:text-properties fo:language="en" fo:country="US" fo:background-color="transparent"/>
    </style:style>
    <style:style style:name="P16" style:family="paragraph" style:parent-style-name="scpi1">
      <style:text-properties fo:language="en" fo:country="US"/>
    </style:style>
    <style:style style:name="P17" style:family="paragraph" style:parent-style-name="scpi1">
      <style:text-properties fo:language="en" fo:country="US" fo:background-color="transparent"/>
    </style:style>
    <style:style style:name="P18" style:family="paragraph" style:parent-style-name="scpi0">
      <style:text-properties fo:language="en" fo:country="US"/>
    </style:style>
    <style:style style:name="P19" style:family="paragraph" style:parent-style-name="scpi0">
      <style:text-properties fo:language="en" fo:country="US" fo:background-color="transparent"/>
    </style:style>
    <style:style style:name="P20" style:family="paragraph" style:parent-style-name="scpi5">
      <style:text-properties fo:language="en" fo:country="US"/>
    </style:style>
    <style:style style:name="P21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tracked-changes>
        <text:changed-region xml:id="ct200511968" text:id="ct200511968">
          <text:insertion>
            <office:change-info>
              <dc:creator>Denis Kotlar</dc:creator>
              <dc:date>2017-06-16T12:59:00</dc:date>
            </office:change-info>
          </text:insertion>
        </text:changed-region>
        <text:changed-region xml:id="ct204940480" text:id="ct204940480">
          <text:insertion>
            <office:change-info>
              <dc:creator>Denis Kotlar</dc:creator>
              <dc:date>2017-06-16T12:59:00</dc:date>
            </office:change-info>
          </text:insertion>
        </text:changed-region>
        <text:changed-region xml:id="ct109440112" text:id="ct109440112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204876624" text:id="ct204876624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166548240" text:id="ct166548240">
          <text:insertion>
            <office:change-info>
              <dc:creator>Denis Kotlar</dc:creator>
              <dc:date>2017-06-16T10:36:00</dc:date>
            </office:change-info>
          </text:insertion>
        </text:changed-region>
        <text:changed-region xml:id="ct201956768" text:id="ct201956768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207183056" text:id="ct207183056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105416816" text:id="ct105416816">
          <text:insertion>
            <office:change-info>
              <dc:creator>Denis Kotlar</dc:creator>
              <dc:date>2017-06-16T10:35:00</dc:date>
            </office:change-info>
          </text:insertion>
        </text:changed-region>
        <text:changed-region xml:id="ct183195216" text:id="ct183195216">
          <text:insertion>
            <office:change-info>
              <dc:creator>Denis Kotlar</dc:creator>
              <dc:date>2017-06-16T10:32:00</dc:date>
            </office:change-info>
          </text:insertion>
        </text:changed-region>
        <text:changed-region xml:id="ct205023408" text:id="ct205023408">
          <text:insertion>
            <office:change-info>
              <dc:creator>Denis Kotlar</dc:creator>
              <dc:date>2017-06-16T10:33:00</dc:date>
            </office:change-info>
          </text:insertion>
        </text:changed-region>
        <text:changed-region xml:id="ct202037728" text:id="ct202037728">
          <text:insertion>
            <office:change-info>
              <dc:creator>Denis Kotlar</dc:creator>
              <dc:date>2017-06-16T10:35:00</dc:date>
            </office:change-info>
          </text:insertion>
        </text:changed-region>
        <text:changed-region xml:id="ct201850960" text:id="ct201850960">
          <text:insertion>
            <office:change-info>
              <dc:creator>Denis Kotlar</dc:creator>
              <dc:date>2017-06-16T10:33:00</dc:date>
            </office:change-info>
          </text:insertion>
        </text:changed-region>
        <text:changed-region xml:id="ct112322048" text:id="ct1123220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02979536" text:id="ct20297953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07295984" text:id="ct20729598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05359568" text:id="ct20535956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05738608" text:id="ct20573860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04185344" text:id="ct20418534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03290224" text:id="ct20329022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06795728" text:id="ct20679572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05349456" text:id="ct20534945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6516288" text:id="ct8651628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02869856" text:id="ct20286985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12957248" text:id="ct1129572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6331648" text:id="ct1363316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6685088" text:id="ct8668508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93331648" text:id="ct933316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201941760" text:id="ct201941760">
          <text:insertion>
            <office:change-info>
              <dc:creator>Denis Kotlar</dc:creator>
              <dc:date>2017-06-16T10:40:00</dc:date>
            </office:change-info>
          </text:insertion>
        </text:changed-region>
        <text:changed-region xml:id="ct204514464" text:id="ct204514464">
          <text:insertion>
            <office:change-info>
              <dc:creator>Denis Kotlar</dc:creator>
              <dc:date>2017-06-16T10:40:00</dc:date>
            </office:change-info>
          </text:insertion>
        </text:changed-region>
        <text:changed-region xml:id="ct204484480" text:id="ct20448448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03727280" text:id="ct20372728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03457312" text:id="ct20345731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67071600" text:id="ct6707160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04414320" text:id="ct20441432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05498848" text:id="ct20549884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03009792" text:id="ct20300979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204015632" text:id="ct20401563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98179568" text:id="ct198179568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205205888" text:id="ct205205888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204922624" text:id="ct204922624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205486736" text:id="ct20548673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203229056" text:id="ct20322905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204844992" text:id="ct204844992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204196496" text:id="ct204196496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205142144" text:id="ct205142144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127429280" text:id="ct127429280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200517136" text:id="ct200517136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186755904" text:id="ct186755904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120781766" text:style-name="Outline">
        <text:list-item>
          <text:h text:style-name="P21" text:outline-level="1"><text:bookmark text:name="Section 11"/>SCPI commands scheduled for upcoming releases</text:h>
        </text:list-item>
      </text:list>
      <text:p text:style-name="P6"/>
      <text:p text:style-name="P13">Please note that the following list is preliminary.</text:p>
      <text:p text:style-name="P6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P12">SCPI command</text:p>
          </table:table-cell>
          <table:table-cell table:style-name="Table101.A1" office:value-type="string">
            <text:p text:style-name="P12">Description</text:p>
          </table:table-cell>
        </table:table-row>
        <table:table-row>
          <table:table-cell table:style-name="Table101.A2" office:value-type="string">
            <text:p text:style-name="P19">DCL</text:p>
          </table:table-cell>
          <table:table-cell table:style-name="Table101.A2" office:value-type="string">
            <text:p text:style-name="P7">Requires the client (controller) to send a <text:span text:style-name="T1">"</text:span>DCL\n<text:span text:style-name="T1">"</text:span> string</text:p>
          </table:table-cell>
        </table:table-row>
        <table:table-row>
          <table:table-cell table:style-name="Table101.A2" office:value-type="string">
            <text:p text:style-name="P19">*SRE</text:p>
          </table:table-cell>
          <table:table-cell table:style-name="Table101.A2" office:value-type="string">
            <text:p text:style-name="P7">Sets the value of the Service Request Enable register</text:p>
          </table:table-cell>
        </table:table-row>
        <table:table-row>
          <table:table-cell table:style-name="Table101.A2" office:value-type="string">
            <text:p text:style-name="P7"><text:change-start text:change-id="ct200511968"/>*WAI<text:change-end text:change-id="ct200511968"/></text:p>
          </table:table-cell>
          <table:table-cell table:style-name="Table101.A2" office:value-type="string">
            <text:p text:style-name="P7"><text:change-start text:change-id="ct204940480"/>Waits until all pending commands are completed<text:change-end text:change-id="ct204940480"/></text:p>
          </table:table-cell>
        </table:table-row>
        <table:table-row>
          <table:table-cell table:style-name="Table101.A5" office:value-type="string">
            <text:p text:style-name="P19"><text:change-start text:change-id="ct109440112"/>ABORt<text:change-end text:change-id="ct109440112"/></text:p>
          </table:table-cell>
          <table:table-cell table:style-name="Table101.A5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6"><text:change-start text:change-id="ct204876624"/>:ELOG<text:change-end text:change-id="ct204876624"/></text:p>
          </table:table-cell>
          <table:table-cell table:style-name="Table101.A2" office:value-type="string">
            <text:p text:style-name="P7"><text:change-start text:change-id="ct166548240"/>Abort external data log measurements<text:change-end text:change-id="ct166548240"/></text:p>
          </table:table-cell>
        </table:table-row>
        <table:table-row>
          <table:table-cell table:style-name="Table101.A2" office:value-type="string">
            <text:p text:style-name="P19">CALibration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7">:TEMPerature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0">[:DATA] {&lt;new value&gt;}</text:p>
          </table:table-cell>
          <table:table-cell table:style-name="Table101.A2" office:value-type="string">
            <text:p text:style-name="P7">Enters the calibration value</text:p>
          </table:table-cell>
        </table:table-row>
        <table:table-row>
          <table:table-cell table:style-name="Table101.A2" office:value-type="string">
            <text:p text:style-name="P19"><text:change-start text:change-id="ct201956768"/>INITiate<text:change-end text:change-id="ct201956768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7"><text:change-start text:change-id="ct207183056"/>:ELOG<text:change-end text:change-id="ct207183056"/></text:p>
          </table:table-cell>
          <table:table-cell table:style-name="Table101.A2" office:value-type="string">
            <text:p text:style-name="P7"><text:change-start text:change-id="ct105416816"/>Enables external data log measurements<text:change-end text:change-id="ct105416816"/></text:p>
          </table:table-cell>
        </table:table-row>
        <table:table-row>
          <table:table-cell table:style-name="Table101.A2" office:value-type="string">
            <text:p text:style-name="P18"><text:change-start text:change-id="ct183195216"/>INSTrument<text:change-end text:change-id="ct183195216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6"><text:change-start text:change-id="ct205023408"/>:COUPle<text:change-end text:change-id="ct205023408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9"><text:change-start text:change-id="ct202037728"/>:TRIGger {&lt;mode&gt;}<text:change-end text:change-id="ct202037728"/></text:p>
          </table:table-cell>
          <table:table-cell table:style-name="Table101.A2" office:value-type="string">
            <text:p text:style-name="P8"><text:change-start text:change-id="ct201850960"/>Selects a coupling between channels trigger systems<text:change-end text:change-id="ct201850960"/></text:p>
          </table:table-cell>
        </table:table-row>
        <table:table-row>
          <table:table-cell table:style-name="Table101.A2" office:value-type="string">
            <text:p text:style-name="P18"><text:change-start text:change-id="ct112322048"/>SENSe <text:change-end text:change-id="ct112322048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6"><text:change-start text:change-id="ct202979536"/>:ELOG<text:change-end text:change-id="ct202979536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9"><text:change-start text:change-id="ct207295984"/>:CURRent<text:change-end text:change-id="ct207295984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4"><text:change-start text:change-id="ct205359568"/>[:DC]<text:change-end text:change-id="ct205359568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1"><text:change-start text:change-id="ct205738608"/>:RANge[:UPPer] {&lt;value&gt;}<text:change-end text:change-id="ct205738608"/></text:p>
          </table:table-cell>
          <table:table-cell table:style-name="Table101.A2" office:value-type="string">
            <text:p text:style-name="P6"><text:change-start text:change-id="ct204185344"/>Selects the Elog current measurement range<text:change-end text:change-id="ct204185344"/></text:p>
          </table:table-cell>
        </table:table-row>
        <table:table-row>
          <table:table-cell table:style-name="Table101.A2" office:value-type="string">
            <text:p text:style-name="P20"><text:change-start text:change-id="ct203290224"/>:AUTO {&lt;bool&gt;}<text:change-end text:change-id="ct203290224"/></text:p>
          </table:table-cell>
          <table:table-cell table:style-name="Table101.A2" office:value-type="string">
            <text:p text:style-name="P6"><text:change-start text:change-id="ct206795728"/>Enables/disables Elog seamless measurement autoranging<text:change-end text:change-id="ct206795728"/></text:p>
          </table:table-cell>
        </table:table-row>
        <table:table-row>
          <table:table-cell table:style-name="Table101.A2" office:value-type="string">
            <text:p text:style-name="P9"><text:change-start text:change-id="ct205349456"/>:FUNCtion<text:change-end text:change-id="ct205349456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4"><text:change-start text:change-id="ct86516288"/>:CURRent {&lt;bool&gt;}<text:change-end text:change-id="ct86516288"/></text:p>
          </table:table-cell>
          <table:table-cell table:style-name="Table101.A2" office:value-type="string">
            <text:p text:style-name="P6"><text:change-start text:change-id="ct202869856"/>Enables/disables current data logging<text:change-end text:change-id="ct202869856"/></text:p>
          </table:table-cell>
        </table:table-row>
        <table:table-row>
          <table:table-cell table:style-name="Table101.A2" office:value-type="string">
            <text:p text:style-name="P14"><text:change-start text:change-id="ct112957248"/>:VOLTage {&lt;bool&gt;}<text:change-end text:change-id="ct112957248"/></text:p>
          </table:table-cell>
          <table:table-cell table:style-name="Table101.A2" office:value-type="string">
            <text:p text:style-name="P6"><text:change-start text:change-id="ct136331648"/>Enables/disables voltage data logging<text:change-end text:change-id="ct136331648"/></text:p>
          </table:table-cell>
        </table:table-row>
        <table:table-row>
          <table:table-cell table:style-name="Table101.A2" office:value-type="string">
            <text:p text:style-name="P9"><text:change-start text:change-id="ct86685088"/>:PERiod {&lt;time&gt;}<text:change-end text:change-id="ct86685088"/></text:p>
          </table:table-cell>
          <table:table-cell table:style-name="Table101.A2" office:value-type="string">
            <text:p text:style-name="P6"><text:change-start text:change-id="ct93331648"/>Sets the integration time of an Elog measurement<text:change-end text:change-id="ct93331648"/></text:p>
          </table:table-cell>
        </table:table-row>
        <table:table-row>
          <table:table-cell table:style-name="Table101.A2" office:value-type="string">
            <text:p text:style-name="P19">OUTPut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6">:DELay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9">:ON {&lt;time&gt;}</text:p>
          </table:table-cell>
          <table:table-cell table:style-name="Table101.A2" office:value-type="string">
            <text:p text:style-name="P6">Sets the delay time for turning the output on</text:p>
          </table:table-cell>
        </table:table-row>
        <table:table-row>
          <table:table-cell table:style-name="Table101.A2" office:value-type="string">
            <text:p text:style-name="P9">:OFF {&lt;time&gt;}</text:p>
          </table:table-cell>
          <table:table-cell table:style-name="Table101.A2" office:value-type="string">
            <text:p text:style-name="P6">Sets the delay time for turning the output off</text:p>
          </table:table-cell>
        </table:table-row>
        <table:table-row>
          <table:table-cell table:style-name="Table101.A2" office:value-type="string">
            <text:p text:style-name="P16"><text:change-start text:change-id="ct201941760"/>:DPRog {&lt;bool&gt;}<text:change-end text:change-id="ct201941760"/></text:p>
          </table:table-cell>
          <table:table-cell table:style-name="Table101.A2" office:value-type="string">
            <text:p text:style-name="P6"><text:change-start text:change-id="ct204514464"/>Controls down-programmer circuit<text:change-end text:change-id="ct204514464"/></text:p>
          </table:table-cell>
        </table:table-row>
        <table:table-row>
          <table:table-cell table:style-name="Table101.A2" office:value-type="string">
            <text:p text:style-name="P18"><text:change-start text:change-id="ct204484480"/>[SOURce[&lt;n&gt;]] <text:change-end text:change-id="ct204484480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6"><text:change-start text:change-id="ct203727280"/>:CURRent<text:change-end text:change-id="ct203727280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9"><text:change-start text:change-id="ct203457312"/>:SLEW<text:change-end text:change-id="ct203457312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4"><text:change-start text:change-id="ct67071600"/>:FALLing<text:change-end text:change-id="ct67071600"/></text:p>
          </table:table-cell>
          <table:table-cell table:style-name="Table101.A2" office:value-type="string">
            <text:p text:style-name="P7"><text:change-start text:change-id="ct204414320"/>Sets the falling current slew rate<text:change-end text:change-id="ct204414320"/></text:p>
          </table:table-cell>
        </table:table-row>
        <table:table-row>
          <table:table-cell table:style-name="Table101.A2" office:value-type="string">
            <text:p text:style-name="P14"><text:change-start text:change-id="ct205498848"/>:RISing<text:change-end text:change-id="ct205498848"/></text:p>
          </table:table-cell>
          <table:table-cell table:style-name="Table101.A2" office:value-type="string">
            <text:p text:style-name="P7"><text:change-start text:change-id="ct203009792"/>Sets the rising current slew rate<text:change-end text:change-id="ct203009792"/></text:p>
          </table:table-cell>
        </table:table-row>
        <table:table-row>
          <table:table-cell table:style-name="Table101.A2" office:value-type="string">
            <text:p text:style-name="P17"><text:change-start text:change-id="ct204015632"/>:VOLTage <text:change-end text:change-id="ct204015632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9"><text:change-start text:change-id="ct198179568"/>:SLEW<text:change-end text:change-id="ct198179568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4"><text:change-start text:change-id="ct205205888"/>:FALLing<text:change-end text:change-id="ct205205888"/></text:p>
          </table:table-cell>
          <table:table-cell table:style-name="Table101.A2" office:value-type="string">
            <text:p text:style-name="P7"><text:change-start text:change-id="ct204922624"/>Sets the falling voltage slew rate<text:change-end text:change-id="ct204922624"/></text:p>
          </table:table-cell>
        </table:table-row>
        <table:table-row>
          <table:table-cell table:style-name="Table101.A2" office:value-type="string">
            <text:p text:style-name="P14"><text:change-start text:change-id="ct205486736"/>:RISing<text:change-end text:change-id="ct205486736"/></text:p>
          </table:table-cell>
          <table:table-cell table:style-name="Table101.A2" office:value-type="string">
            <text:p text:style-name="P7"><text:change-start text:change-id="ct203229056"/>Sets the rising voltage slew rate<text:change-end text:change-id="ct203229056"/></text:p>
          </table:table-cell>
        </table:table-row>
        <table:table-row>
          <table:table-cell table:style-name="Table101.A2" office:value-type="string">
            <text:p text:style-name="P19">SYSTem</text:p>
          </table:table-cell>
          <table:table-cell table:style-name="Table101.A2" office:value-type="string">
            <text:p text:style-name="P7"/>
          </table:table-cell>
        </table:table-row>
        <text:soft-page-break/>
        <table:table-row>
          <table:table-cell table:style-name="Table101.A2" office:value-type="string">
            <text:p text:style-name="P17">:COMMunicate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0">:ETHernet</text:p>
          </table:table-cell>
          <table:table-cell table:style-name="Table101.A2" office:value-type="string">
            <text:p text:style-name="P7">Ethernet communication parameters</text:p>
          </table:table-cell>
        </table:table-row>
        <table:table-row>
          <table:table-cell table:style-name="Table101.A2" office:value-type="string">
            <text:p text:style-name="P14">:CONTrol?</text:p>
          </table:table-cell>
          <table:table-cell table:style-name="Table101.A2" office:value-type="string">
            <text:p text:style-name="P7">Queries communication port for SRQ handling</text:p>
          </table:table-cell>
        </table:table-row>
        <table:table-row>
          <table:table-cell table:style-name="Table101.A2" office:value-type="string">
            <text:p text:style-name="P15">:HOSTname {&lt;name&gt;}</text:p>
          </table:table-cell>
          <table:table-cell table:style-name="Table101.A2" office:value-type="string">
            <text:p text:style-name="P7">Sets the Ethernet communication host name</text:p>
          </table:table-cell>
        </table:table-row>
        <table:table-row>
          <table:table-cell table:style-name="Table101.A2" office:value-type="string">
            <text:p text:style-name="P17">:ERRor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0">:ALL?</text:p>
          </table:table-cell>
          <table:table-cell table:style-name="Table101.A2" office:value-type="string">
            <text:p text:style-name="P7">Queries the error/event queue for all the unread items</text:p>
          </table:table-cell>
        </table:table-row>
        <table:table-row>
          <table:table-cell table:style-name="Table101.A2" office:value-type="string">
            <text:p text:style-name="P10">:CODE[:NEXT]?</text:p>
          </table:table-cell>
          <table:table-cell table:style-name="Table101.A2" office:value-type="string">
            <text:p text:style-name="P7">Queries the error/event queue for the next item code</text:p>
          </table:table-cell>
        </table:table-row>
        <table:table-row>
          <table:table-cell table:style-name="Table101.A2" office:value-type="string">
            <text:p text:style-name="P16"><text:change-start text:change-id="ct204844992"/>:TIME<text:change-end text:change-id="ct204844992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0"><text:change-start text:change-id="ct204196496"/>:TIMer<text:change-end text:change-id="ct204196496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4"><text:change-start text:change-id="ct205142144"/>[:STATe]<text:change-end text:change-id="ct205142144"/></text:p>
          </table:table-cell>
          <table:table-cell table:style-name="Table101.A2" office:value-type="string">
            <text:p text:style-name="P7"><text:change-start text:change-id="ct127429280"/>Sets the internal timer state<text:change-end text:change-id="ct127429280"/></text:p>
          </table:table-cell>
        </table:table-row>
        <table:table-row>
          <table:table-cell table:style-name="Table101.A2" office:value-type="string">
            <text:p text:style-name="P14"><text:change-start text:change-id="ct200517136"/>:COUNt<text:change-end text:change-id="ct200517136"/></text:p>
          </table:table-cell>
          <table:table-cell table:style-name="Table101.A2" office:value-type="string">
            <text:p text:style-name="P7"><text:change-start text:change-id="ct186755904"/>Queries the current value of the internal timer<text:change-end text:change-id="ct186755904"/>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ejaVu Sans Mono1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en" fo:country="US" style:letter-kerning="true" style:font-name-asian="DejaVu Sans Mono1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Header_20_left">
      <style:text-properties fo:language="en" fo:country="US"/>
    </style:style>
    <style:style style:name="MP3" style:family="paragraph" style:parent-style-name="Footer_20_left">
      <style:text-properties fo:language="en" fo:country="US"/>
    </style:style>
    <style:style style:name="MP4" style:family="paragraph" style:parent-style-name="Header_20_right">
      <style:text-properties fo:language="en" fo:country="US"/>
    </style:style>
    <style:style style:name="MP5" style:family="paragraph" style:parent-style-name="Footer_20_right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11. SCPI commands scheduled for upcoming releases</text:title></text:p>
      </style:header>
      <style:footer>
        <text:p text:style-name="MP3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/></text:p>
      </style:header>
      <style:footer>
        <text:p text:style-name="MP5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4.1.2$Linux_X86_64 LibreOffice_project/ea7cb86e6eeb2bf3a5af73a8f7777ac570321527</meta:generator>
    <meta:keyword>SCPI</meta:keyword>
    <meta:keyword>IEEE 488</meta:keyword>
    <meta:keyword>Remote control</meta:keyword>
    <meta:keyword>Programming reference</meta:keyword>
    <dc:title>11. SCPI commands scheduled for upcoming releases</dc:title>
    <meta:document-statistic meta:table-count="1" meta:image-count="0" meta:object-count="0" meta:page-count="2" meta:paragraph-count="84" meta:word-count="253" meta:character-count="1716" meta:non-whitespace-character-count="1544"/>
    <meta:user-defined meta:name="WebPublish_HTML_Profile">HTML</meta:user-defined>
    <meta:user-defined meta:name="WebPublish_Post_AdditionalCategories">9</meta:user-defined>
    <meta:user-defined meta:name="WebPublish_Post_Id">38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